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legatingTypeConverter.convertToObject( Class type , String value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TypeConverter.DelegatingTypeConverter( TypeConverter conver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